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0pt" style:font-size-asian="10pt" style:font-size-complex="10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0pt" officeooo:paragraph-rsid="00060bcc" style:font-size-asian="10pt" style:font-size-complex="10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0pt" officeooo:paragraph-rsid="0006359b" style:font-size-asian="10pt" style:font-size-complex="10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0pt" officeooo:paragraph-rsid="00066bef" style:font-size-asian="10pt" style:font-size-complex="10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0pt" officeooo:rsid="00060bcc" officeooo:paragraph-rsid="00060bcc" style:font-size-asian="10pt" style:font-size-complex="10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0pt" fo:font-weight="bold" officeooo:paragraph-rsid="00060bcc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0pt" fo:font-weight="bold" officeooo:paragraph-rsid="0006359b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0pt" fo:font-weight="bold" officeooo:paragraph-rsid="00066bef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060bcc"/>
    </style:style>
    <style:style style:name="T3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06359b"/>
    </style:style>
    <style:style style:name="T4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066bef"/>
    </style:style>
    <style:style style:name="T5" style:family="text"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normal" officeooo:rsid="00066bef"/>
    </style:style>
    <style:style style:name="T6" style:family="text">
      <style:text-properties fo:font-variant="normal" fo:text-transform="none" fo:color="#000000" loext:opacity="100%" fo:letter-spacing="normal"/>
    </style:style>
    <style:style style:name="T7" style:family="text">
      <style:text-properties fo:font-variant="normal" fo:text-transform="none" fo:color="#000000" loext:opacity="100%" fo:letter-spacing="normal" fo:font-style="normal"/>
    </style:style>
    <style:style style:name="T8" style:family="text">
      <style:text-properties fo:font-variant="normal" fo:text-transform="none" fo:color="#000000" loext:opacity="100%" fo:letter-spacing="normal" fo:font-style="normal" fo:font-weight="normal"/>
    </style:style>
    <style:style style:name="T9" style:family="text">
      <style:text-properties fo:font-variant="normal" fo:text-transform="none" fo:color="#000000" loext:opacity="100%" fo:letter-spacing="normal" fo:font-style="normal" fo:font-weight="normal" officeooo:rsid="00060bcc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06359b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066bef"/>
    </style:style>
    <style:style style:name="T12" style:family="text">
      <style:text-properties fo:font-variant="normal" fo:text-transform="none" fo:color="#000000" loext:opacity="100%" fo:letter-spacing="normal" fo:font-style="normal" officeooo:rsid="00060bcc"/>
    </style:style>
    <style:style style:name="T13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loext:opacity="100%" fo:letter-spacing="normal" fo:font-style="normal" fo:font-weight="bold" officeooo:rsid="00060bcc" style:font-weight-asian="bold" style:font-weight-complex="bold"/>
    </style:style>
    <style:style style:name="T15" style:family="text">
      <style:text-properties fo:font-variant="normal" fo:text-transform="none" fo:color="#000000" loext:opacity="100%" fo:letter-spacing="normal" fo:font-style="normal" officeooo:rsid="0006359b"/>
    </style:style>
    <style:style style:name="T16" style:family="text">
      <style:text-properties fo:font-variant="normal" fo:text-transform="none" fo:color="#000000" loext:opacity="100%" fo:letter-spacing="normal" fo:font-style="normal" officeooo:rsid="00066bef"/>
    </style:style>
    <style:style style:name="T17" style:family="text">
      <style:text-properties fo:font-variant="normal" fo:text-transform="none" fo:color="#000000" loext:opacity="100%" fo:font-size="14pt" fo:letter-spacing="normal" fo:font-style="normal" fo:font-weight="normal"/>
    </style:style>
    <style:style style:name="T18" style:family="text">
      <style:text-properties fo:font-variant="normal" fo:text-transform="none" fo:color="#000000" loext:opacity="100%" fo:font-size="14pt" fo:letter-spacing="normal" fo:font-style="normal" fo:font-weight="normal" officeooo:rsid="00060bcc"/>
    </style:style>
    <style:style style:name="T19" style:family="text">
      <style:text-properties fo:font-variant="normal" fo:text-transform="none" fo:color="#000000" loext:opacity="100%" fo:font-size="14pt" fo:letter-spacing="normal" fo:font-style="normal" fo:font-weight="normal" officeooo:rsid="0006359b"/>
    </style:style>
    <style:style style:name="T20" style:family="text">
      <style:text-properties fo:font-variant="normal" fo:text-transform="none" fo:color="#000000" loext:opacity="100%" fo:font-size="14pt" fo:letter-spacing="normal" fo:font-style="normal" fo:font-weight="normal" officeooo:rsid="00066bef"/>
    </style:style>
    <style:style style:name="T21" style:family="text">
      <style:text-properties officeooo:rsid="00060b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2">1. </text:span><text:span text:style-name="T7">El primer carácter del CodAlum ha de empezar por b</text:span></text:p>
      <text:p text:style-name="P1"><text:tab/><text:span text:style-name="T21">b. </text:span><text:span text:style-name="T8">Check (CodAlum like ‘b%’)</text:span> </text:p>
      <text:p text:style-name="P7"><text:span text:style-name="T21">2. </text:span><text:span text:style-name="T7">El segundo y el tercer carácter del CodArticulo ha de ser AT</text:span></text:p>
      <text:p text:style-name="P2"><text:span text:style-name="T8"><text:tab/>d. Check (CodArticulo like ‘_AT%’)</text:span> </text:p>
      <text:p text:style-name="P7"><text:span text:style-name="T21">3. </text:span><text:span text:style-name="T7">Para eliminar una restricción</text:span></text:p>
      <text:p text:style-name="P2"><text:span text:style-name="T8"><text:tab/>d.ALTER TABLE TablaName DROP NombreRestricción </text:span></text:p>
      <text:p text:style-name="P7"><text:span text:style-name="T12">4. </text:span><text:span text:style-name="T7">Permite intrudcir 4 valores posibles: Infantil, Juvenil, Senior, Veteranos</text:span></text:p>
      <text:p text:style-name="P2"><text:span text:style-name="T9"><text:tab/>a. enum</text:span></text:p>
      <text:p text:style-name="P7"><text:span text:style-name="T12">5. Se quiere definir un campo para saber si se posee carnet conducir o no</text:span></text:p>
      <text:p text:style-name="P2"><text:span text:style-name="T9"><text:tab/>boolean</text:span></text:p>
      <text:p text:style-name="P7"><text:span text:style-name="T12">6. Crear la base de datos GestionInfo</text:span></text:p>
      <text:p text:style-name="P2"><text:span text:style-name="T9"><text:tab/>a. Create schema GestionInfo</text:span></text:p>
      <text:p text:style-name="P7"><text:span text:style-name="T12">7. El importe ha se superar los 120 €</text:span></text:p>
      <text:p text:style-name="P2"><text:span text:style-name="T9"><text:tab/>check (importe&gt;120)</text:span></text:p>
      <text:p text:style-name="P7"><text:span text:style-name="T12">8. Número de factura debe ser un número entero secuencial automático</text:span></text:p>
      <text:p text:style-name="P2"><text:span text:style-name="T9"><text:tab/>auto_increment</text:span></text:p>
      <text:p text:style-name="P7"><text:span text:style-name="T12">9. CodAlum y CodAsig forman la clave principal de la tabla calificacion </text:span></text:p>
      <text:p text:style-name="P2"><text:span text:style-name="T9"><text:tab/>Constraint pk_calificacion primary key(Codalum, CodAsig) </text:span></text:p>
      <text:p text:style-name="P7"><text:span text:style-name="T12">10. </text:span><text:span text:style-name="T7">Permite añadir restricción de tipo CHECK con ALTER TABLE</text:span></text:p>
      <text:p text:style-name="P2"><text:span text:style-name="T9"><text:tab/>c. ADD CONSTRAINT </text:span></text:p>
      <text:p text:style-name="P7"><text:span text:style-name="T12">11. </text:span><text:span text:style-name="T7">Crear un índ</text:span><text:span text:style-name="T12">i</text:span><text:span text:style-name="T7">ce para las columnas Apellidos y Nombre de la tabla Clientes</text:span></text:p>
      <text:p text:style-name="P2"><text:span text:style-name="T8"><text:tab/></text:span><text:span text:style-name="T9">b. </text:span><text:span text:style-name="T8">CREATE INDEX IndClientes ON Clientes(Apellidos, Nombre) </text:span></text:p>
      <text:p text:style-name="P7"><text:span text:style-name="T12">12. </text:span><text:span text:style-name="T7">Permita introducir los precios de costo de un artículo</text:span></text:p>
      <text:p text:style-name="P2"><text:span text:style-name="T9"><text:tab/>decimal (8,2)</text:span></text:p>
      <text:p text:style-name="P7"><text:span text:style-name="T12">13. </text:span><text:span text:style-name="T7">Tipo de dato adecuado para almacenar la fecha de la factura tomando por defecto la fecha actual.</text:span></text:p>
      <text:p text:style-name="P2"><text:span text:style-name="T9"><text:tab/>Timestamp</text:span></text:p>
      <text:p text:style-name="P7"><text:span text:style-name="T12">14. </text:span><text:span text:style-name="T7">Tipo de dato para DNI</text:span></text:p>
      <text:p text:style-name="P5"><text:span text:style-name="T8"><text:tab/>char(9)</text:span></text:p>
      <text:p text:style-name="P7"><text:span text:style-name="T12">15. </text:span><text:span text:style-name="T7">¿Qué cláusula se utiliza para establecer la restricción clave secundaria?</text:span></text:p>
      <text:p text:style-name="P5"><text:span text:style-name="T8"><text:tab/>Unique</text:span></text:p>
      <text:p text:style-name="P7"><text:span text:style-name="T12">16. </text:span><text:span text:style-name="T7">El ciclo ha de ser ESO, BACH, MEDIO, SUPERIOR, ADULTOS</text:span></text:p>
      <text:p text:style-name="P2"><text:span text:style-name="T9"><text:tab/>a. Check (Ciclo in (‘ESO’, ‘BACH’, ‘MEDIO’,’ SUPERIOR’,’ ADULTOS’)) </text:span></text:p>
      <text:p text:style-name="P7"><text:span text:style-name="T12">17. </text:span><text:span text:style-name="T7">Se quiere modifcar el valor por defecto de Cposta a ‘11620’ de la tabla CLIENTES</text:span></text:p>
      <text:p text:style-name="P2"><text:span text:style-name="T9"><text:tab/>b. ALTER TABLE Clientes ALTER Cposta SET DEFAULT ‘11620’ </text:span></text:p>
      <text:p text:style-name="P7"><text:span text:style-name="T12">18. </text:span><text:span text:style-name="T7">Crear la tabla Clientes</text:span></text:p>
      <text:p text:style-name="P2"><text:span text:style-name="T9"><text:tab/>Create table clientes </text:span></text:p>
      <text:p text:style-name="P7"><text:span text:style-name="T12">19. </text:span><text:span text:style-name="T7">Eliminar base de datos GestionInfo</text:span></text:p>
      <text:p text:style-name="P2"><text:span text:style-name="T9"><text:tab/>Drop database GestionInfo </text:span></text:p>
      <text:p text:style-name="P7"><text:span text:style-name="T12">20. </text:span><text:span text:style-name="T7">Que comando SQL permite modificar la estructura de una tabla</text:span></text:p>
      <text:p text:style-name="P2"><text:span text:style-name="T9"><text:tab/>ALTER TABLE</text:span></text:p>
      <text:p text:style-name="P7"><text:span text:style-name="T12">21. </text:span><text:span text:style-name="T7">CodAlum es clave ajena de la tabla Alumnos cuya clave principal es CodAlum</text:span></text:p>
      <text:p text:style-name="P2"><text:span text:style-name="T9"><text:tab/>CodAlum char(8) references Alumnos(CodAlum) </text:span></text:p>
      <text:p text:style-name="P7"><text:span text:style-name="T12">22. </text:span><text:span text:style-name="T7">¿Inserto script SQL en un progama en Java?</text:span></text:p>
      <text:p text:style-name="P2"><text:span text:style-name="T9"><text:tab/>a. Utilizo SQL de forma embebida</text:span></text:p>
      <text:p text:style-name="P7"><text:span text:style-name="T12">23. </text:span><text:span text:style-name="T7">Para cambiar el tipo de dato de una columna con ALTER TABLE</text:span></text:p>
      <text:p text:style-name="P2"><text:span text:style-name="T8"><text:tab/></text:span><text:span text:style-name="T9">MODIFY</text:span></text:p>
      <text:p text:style-name="P7"><text:span text:style-name="T12">24. </text:span><text:span text:style-name="T7">La calificacion ha de estar comprendida entre 0 y 10</text:span></text:p>
      <text:p text:style-name="P2"><text:span text:style-name="T9"><text:tab/>Check (calificación between 0 and 10)</text:span></text:p>
      <text:p text:style-name="P2"><text:span text:style-name="T14">25. </text:span><text:span text:style-name="T13">¿Cuáles son las funciones principales del lenguaje de definición de datos?</text:span><text:span text:style-name="T8"> <text:tab/></text:span><text:span text:style-name="T9">Creación, modificación y eliminación de los distintos objetos de la base de <text:tab/>datos </text:span></text:p>
      <text:p text:style-name="P7"><text:span text:style-name="T12">26. </text:span><text:span text:style-name="T7">Propiedades de los índices</text:span></text:p>
      <text:p text:style-name="P2"><text:span text:style-name="T9"><text:tab/>a. Agiliza el proceso de localización y ordenación de las tablas </text:span></text:p>
      <text:p text:style-name="P7"><text:span text:style-name="T12">27. </text:span><text:span text:style-name="T7">¿Componentes principales de SQL?</text:span></text:p>
      <text:p text:style-name="P2"><text:span text:style-name="T9"><text:tab/>DDL, DML, DCL.</text:span></text:p>
      <text:p text:style-name="P7"><text:span text:style-name="T12">28. </text:span><text:span text:style-name="T7">Se puede cambiar el nombre de una tabla en SQL</text:span></text:p>
      <text:p text:style-name="P2"><text:span text:style-name="T8"><text:tab/>Sí con RENAME TABLE </text:span></text:p>
      <text:p text:style-name="P7"><text:span text:style-name="T12">29. </text:span><text:span text:style-name="T7">Valor adecuado para datetime</text:span></text:p>
      <text:p text:style-name="P2"><text:span text:style-name="T9"><text:tab/>año/mes/dia | hora/minuto/segundo</text:span></text:p>
      <text:p text:style-name="P7"><text:span text:style-name="T12">30. </text:span><text:span text:style-name="T7">Se quiere definir un campo para añadir comentarios a cerca de un alumno</text:span></text:p>
      <text:p text:style-name="P2"><text:span text:style-name="T9"><text:tab/>text</text:span></text:p>
      <text:p text:style-name="P7"><text:span text:style-name="T12">31. </text:span><text:span text:style-name="T7">¿Quién fue el creador de lo que hoy conocemos como SQL?</text:span></text:p>
      <text:p text:style-name="P2"><text:span text:style-name="T9"><text:tab/>Chamberlain</text:span></text:p>
      <text:p text:style-name="P7"><text:span text:style-name="T12">32. </text:span><text:span text:style-name="T7">¿Qué tareas NO permite el Lenguaje de datos SQL?</text:span></text:p>
      <text:p text:style-name="P2"><text:soft-page-break/><text:span text:style-name="T8"><text:tab/></text:span><text:span text:style-name="T9">a. </text:span><text:span text:style-name="T8">Obtener el diseño lógico de la base de datos</text:span> </text:p>
      <text:p text:style-name="P7"><text:span text:style-name="T21">33. </text:span><text:span text:style-name="T7">Valores que permite TINYINT:</text:span> </text:p>
      <text:p text:style-name="P2"><text:span text:style-name="T8"><text:tab/>-</text:span><text:span text:style-name="T9">125</text:span></text:p>
      <text:p text:style-name="P7"><text:span text:style-name="T12">34. </text:span><text:span text:style-name="T7">Permite eliminar el contenido de una tabla</text:span></text:p>
      <text:p text:style-name="P2"><text:span text:style-name="T9"><text:tab/>TRUNCATE TABLE NombreTabla </text:span></text:p>
      <text:p text:style-name="P8"><text:span text:style-name="T12">3</text:span><text:span text:style-name="T15">5. </text:span><text:span text:style-name="T7">Característica de SQL</text:span></text:p>
      <text:p text:style-name="P3"><text:span text:style-name="T10"><text:tab/>Tres correctas</text:span></text:p>
      <text:p text:style-name="P8"><text:span text:style-name="T15">36. </text:span><text:span text:style-name="T7">CodAlum es clave primaria</text:span></text:p>
      <text:p text:style-name="P3"><text:span text:style-name="T10"><text:tab/>Tres correctas</text:span></text:p>
      <text:p text:style-name="P8"><text:span text:style-name="T15">37. </text:span><text:span text:style-name="T7">Cambiar el nombre de una columna con ALTER TABLE</text:span></text:p>
      <text:p text:style-name="P3"><text:span text:style-name="T10"><text:tab/>CHANGE</text:span></text:p>
      <text:p text:style-name="P8"><text:span text:style-name="T15">38. </text:span><text:span text:style-name="T7">Para que se utiliza la cláusula NOT NULL</text:span></text:p>
      <text:p text:style-name="P3"><text:span text:style-name="T10"><text:tab/>Para establecer la restricción campo obligatorio </text:span></text:p>
      <text:p text:style-name="P8"><text:span text:style-name="T15">39. </text:span><text:span text:style-name="T7">¿De donde proceden las siglas SQL?</text:span></text:p>
      <text:p text:style-name="P3"><text:span text:style-name="T10"><text:tab/>Lenguaje de Consulta Estructurado (en español) </text:span></text:p>
      <text:p text:style-name="P9"><text:span text:style-name="T15">4</text:span><text:span text:style-name="T16">0. </text:span><text:span text:style-name="T7">El valor por defecto del campo población debe ser Ubrique</text:span></text:p>
      <text:p text:style-name="P4"><text:span text:style-name="T11"><text:tab/>Default ‘Ubrique’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09:06:19.067000000</meta:creation-date>
    <dc:date>2022-02-16T09:40:45.074000000</dc:date>
    <meta:editing-duration>PT9M33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79" meta:word-count="548" meta:character-count="3319" meta:non-whitespace-character-count="2788"/>
  </office:meta>
</office:document-meta>
</file>